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officeooo:rsid="001e2586" officeooo:paragraph-rsid="001e2586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21f2da" officeooo:paragraph-rsid="0021f2da" style:font-size-asian="17.5pt" style:font-weight-asian="bold" style:font-size-complex="20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size="20pt" fo:font-weight="bold" officeooo:rsid="0021f2da" officeooo:paragraph-rsid="0021f2da" style:font-size-asian="17.5pt" style:font-weight-asian="bold" style:font-size-complex="20pt" style:font-weight-complex="bold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1f2da" officeooo:paragraph-rsid="0021f2d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1f2da" officeooo:paragraph-rsid="0021f2d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21ed83" officeooo:paragraph-rsid="0021ed83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23c328" officeooo:paragraph-rsid="0023c328" style:font-size-asian="17.5pt" style:font-weight-asian="bold" style:font-size-complex="20pt" style:font-weight-complex="bold"/>
    </style:style>
    <style:style style:name="P11" style:family="paragraph" style:parent-style-name="Text_20_body" style:list-style-name="L1">
      <style:text-properties officeooo:rsid="001a1518" officeooo:paragraph-rsid="001a1518"/>
    </style:style>
    <style:style style:name="P12" style:family="paragraph" style:parent-style-name="Text_20_body" style:list-style-name="L1">
      <style:text-properties officeooo:rsid="001c80df" officeooo:paragraph-rsid="001c80df"/>
    </style:style>
    <style:style style:name="P13" style:family="paragraph" style:parent-style-name="Text_20_body" style:list-style-name="L2"/>
    <style:style style:name="P14" style:family="paragraph" style:parent-style-name="Text_20_body" style:list-style-name="L2">
      <style:text-properties officeooo:rsid="00204dd3" officeooo:paragraph-rsid="00204dd3"/>
    </style:style>
    <style:style style:name="P15" style:family="paragraph" style:parent-style-name="Text_20_body" style:list-style-name="L1">
      <style:paragraph-properties fo:margin-top="0in" fo:margin-bottom="0in" loext:contextual-spacing="false"/>
    </style:style>
    <style:style style:name="P16" style:family="paragraph" style:parent-style-name="Text_20_body" style:list-style-name="L1">
      <style:paragraph-properties fo:margin-top="0in" fo:margin-bottom="0in" loext:contextual-spacing="false"/>
      <style:text-properties officeooo:rsid="001e2586" officeooo:paragraph-rsid="001e2586"/>
    </style:style>
    <style:style style:name="P17" style:family="paragraph" style:parent-style-name="Text_20_body" style:list-style-name="L1">
      <style:paragraph-properties fo:margin-top="0in" fo:margin-bottom="0in" loext:contextual-spacing="false"/>
      <style:text-properties officeooo:rsid="001c80df" officeooo:paragraph-rsid="001c80df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rsid="001db8eb" officeooo:paragraph-rsid="001db8eb"/>
    </style:style>
    <style:style style:name="P19" style:family="paragraph" style:parent-style-name="Text_20_body" style:list-style-name="L2">
      <style:paragraph-properties fo:margin-top="0in" fo:margin-bottom="0in" loext:contextual-spacing="false"/>
      <style:text-properties officeooo:rsid="001db8eb" officeooo:paragraph-rsid="001db8eb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01f2bfb" officeooo:paragraph-rsid="001f2bfb"/>
    </style:style>
    <style:style style:name="P21" style:family="paragraph" style:parent-style-name="Text_20_body" style:list-style-name="L2">
      <style:paragraph-properties fo:margin-top="0in" fo:margin-bottom="0in" loext:contextual-spacing="false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officeooo:rsid="00204dd3" officeooo:paragraph-rsid="00204dd3"/>
    </style:style>
    <style:style style:name="T1" style:family="text">
      <style:text-properties officeooo:rsid="00204dd3"/>
    </style:style>
    <style:style style:name="T2" style:family="text">
      <style:text-properties officeooo:rsid="0020ce18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85425246" text:style-name="L1">
        <text:list-item>
          <text:p text:style-name="P11">Why do we separate HTML and CSS? </text:p>
          <text:p text:style-name="P12">HTML specifies and tags the content of the page, which a search engine can read and make use of. CSS controls the layout and looks of that content, and may contain elements that are not compatible to all browsers. </text:p>
        </text:list-item>
        <text:list-item>
          <text:p text:style-name="P15">What are classes and IDs (and how are they different)? </text:p>
          <text:p text:style-name="P16">Classes and IDs are both selectors you make that can be “hooked” to parts of the HTML without selecting an entire HTML tag to modify.</text:p>
          <text:p text:style-name="P16"/>
          <text:p text:style-name="P16">ID’s are unique. An element can only use one ID, and a unique ID can only be used once on a page. <text:span text:style-name="T1">Syntax: #IDName {</text:span></text:p>
        </text:list-item>
      </text:list>
      <text:p text:style-name="P1"/>
      <text:p text:style-name="P1"><text:tab/>Classes are not unique, an element can be hooked by multiple classes, and you can use that <text:tab/>same class on multiple elements. <text:span text:style-name="T1">Syntax: .ClassName {</text:span></text:p>
      <text:list xml:id="list104927989048872" text:continue-numbering="true" text:style-name="L1">
        <text:list-header>
          <text:p text:style-name="P15"/>
        </text:list-header>
        <text:list-item>
          <text:p text:style-name="P15">What are elements? </text:p>
          <text:p text:style-name="P17">Elements are basically blocks of ‘code’, beginning at the start of a &lt;tag&gt; and ending with the closing of the &lt;/tag&gt;</text:p>
          <text:p text:style-name="P15"/>
        </text:list-item>
        <text:list-item>
          <text:p text:style-name="P15">What are tags? </text:p>
          <text:p text:style-name="P17">Tags label content and apply meaning to it. &lt;tag&gt; Content &lt;/tag&gt;</text:p>
          <text:p text:style-name="P17"/>
        </text:list-item>
        <text:list-item>
          <text:p text:style-name="P15">What are attributes? </text:p>
          <text:p text:style-name="P17">Attributes are additional information that can be added to a tag, in the for of &lt;tag attribute =”value”&gt; Content &lt;/tag&gt;</text:p>
          <text:p text:style-name="P15"/>
        </text:list-item>
        <text:list-item>
          <text:p text:style-name="P15">What are forms? </text:p>
          <text:p text:style-name="P18">Forms are used to collect user input.</text:p>
          <text:p text:style-name="P15"/>
        </text:list-item>
        <text:list-item>
          <text:p text:style-name="P15">What is a div? </text:p>
          <text:p text:style-name="P20">&lt;div&gt; and &lt;/div&gt; is the tag for a division within the HTML, usually used to mark a section for styling by CSS or for JavaScript.</text:p>
        </text:list-item>
      </text:list>
      <text:list xml:id="list1378806882" text:style-name="L2">
        <text:list-header>
          <text:p text:style-name="P21"/>
        </text:list-header>
        <text:list-item>
          <text:p text:style-name="P21">What are selectors? </text:p>
          <text:p text:style-name="P19">Selectors are used to… select what part of the HTML CSS is modifying. For example, the body selector in CSS would modify the content within the &lt;body&gt; tag in HTML</text:p>
          <text:p text:style-name="P21"/>
        </text:list-item>
        <text:list-item>
          <text:p text:style-name="P21">What are properties? </text:p>
          <text:p text:style-name="P19">Properties are the properties being modified within a selector, and they are given values.</text:p>
          <text:p text:style-name="P19">Ex. font-size: 14px;</text:p>
          <text:p text:style-name="P19">font-size would be the property, 14px would be the value.</text:p>
          <text:p text:style-name="P21"/>
        </text:list-item>
        <text:list-item>
          <text:p text:style-name="P21">What are values? </text:p>
          <text:p text:style-name="P19"><text:soft-page-break/>^</text:p>
          <text:p text:style-name="P21"/>
        </text:list-item>
        <text:list-item>
          <text:p text:style-name="P21">What is the “query string” in a URL and what does it do? </text:p>
          <text:p text:style-name="P21"/>
        </text:list-item>
        <text:list-item>
          <text:p text:style-name="P21">What is the difference between “pixels” and “ems”? </text:p>
          <text:p text:style-name="P19">Pixels are made up of.. pixels, and ems is a relative modifier to font size. 2ems would be double the font size.</text:p>
          <text:p text:style-name="P21"/>
        </text:list-item>
        <text:list-item>
          <text:p text:style-name="P21">How do CSS styles for a particular element get inherited? i.e. how does an element get its “default” styles? </text:p>
          <text:p text:style-name="P21"/>
        </text:list-item>
        <text:list-item>
          <text:p text:style-name="P21">What are two CSS attributes you can change to push an element around on the page? </text:p>
          <text:p text:style-name="P22"><text:span text:style-name="T2">Padding</text:span> and margin.</text:p>
          <text:p text:style-name="P21"/>
        </text:list-item>
        <text:list-item>
          <text:p text:style-name="P21">What are the three different ways to include CSS in your project or use CSS to style a particular element? </text:p>
          <text:p text:style-name="P22">Inline, internal, and external. External is the preferred method.</text:p>
          <text:p text:style-name="P21"/>
        </text:list-item>
        <text:list-item>
          <text:p text:style-name="P21">What is the “default stylesheet” or “user agent stylesheet”? </text:p>
          <text:p text:style-name="P22">The default .css stylesheet included in a browser.</text:p>
          <text:p text:style-name="P21"/>
        </text:list-item>
        <text:list-item>
          <text:p text:style-name="P13">Why use a CSS reset file? </text:p>
          <text:p text:style-name="P14">To start from a blank slate.</text:p>
          <text:p text:style-name="P13"/>
        </text:list-item>
      </text:list>
      <text:p text:style-name="P2">HTML</text:p>
      <text:p text:style-name="P2"/>
      <text:p text:style-name="P3"><text:span text:style-name="T3">&lt;!DOCTYPE html&gt; </text:span><text:span text:style-name="T4">must start with this</text:span></text:p>
      <text:p text:style-name="P3"><text:span text:style-name="T3">&lt;html&gt;&lt;/html&gt;</text:span><text:span text:style-name="T4"> contains everything else within the html file</text:span></text:p>
      <text:p text:style-name="P3"><text:span text:style-name="T4">&lt;</text:span><text:span text:style-name="T3">head&gt;&lt;/head&gt;</text:span><text:span text:style-name="T4"> contains the title and other metadata</text:span></text:p>
      <text:p text:style-name="P3"><text:span text:style-name="T3">&lt;title&gt;&lt;/title&gt;</text:span><text:span text:style-name="T4"> The name of the page that will show in a window/tab, also used by search engines</text:span></text:p>
      <text:p text:style-name="P10"><text:span text:style-name="T3">&lt;meta charset = "UTF-8"&gt; </text:span><text:span text:style-name="T4">Seems to be standard to prevent errors in encoding</text:span></text:p>
      <text:p text:style-name="P3"><text:span text:style-name="T3">&lt;body&gt;&lt;/body&gt;</text:span><text:span text:style-name="T4"> The body of the page, containing content</text:span></text:p>
      <text:p text:style-name="P4"><text:span text:style-name="T3">&lt;select&gt;&lt;/select&gt; </text:span><text:span text:style-name="T4">Adds a button that can be clicked for a dropdown menu of options to select, the values of which can be used in JavaScript.</text:span></text:p>
      <text:p text:style-name="P7">example:</text:p>
      <text:p text:style-name="P5"><text:span text:style-name="Source_20_Text"><text:span text:style-name="T8">&lt;label for="weather"&gt;</text:span></text:span><text:span text:style-name="Source_20_Text"><text:span text:style-name="T6">Select the weather type today: </text:span></text:span><text:span text:style-name="Source_20_Text"><text:span text:style-name="T8">&lt;/label&gt; </text:span></text:span></text:p>
      <text:p text:style-name="P5"><text:span text:style-name="Source_20_Text"><text:span text:style-name="T6">(Label seems to be just that, visible label shown before the selection)</text:span></text:span></text:p>
      <text:p text:style-name="P5"><text:span text:style-name="Source_20_Text"><text:span text:style-name="T5">&lt;select id="weather"&gt;</text:span></text:span></text:p>
      <text:p text:style-name="Preformatted_20_Text"><text:span text:style-name="Source_20_Text"><text:span text:style-name="T7"><text:s text:c="2"/>&lt;option value=""&gt;--Make a choice--&lt;/option&gt;</text:span></text:span></text:p>
      <text:p text:style-name="Preformatted_20_Text"><text:span text:style-name="Source_20_Text"><text:span text:style-name="T7"><text:s text:c="2"/>&lt;option value="sunny"&gt;Sunny&lt;/option&gt;</text:span></text:span></text:p>
      <text:p text:style-name="Preformatted_20_Text"><text:span text:style-name="Source_20_Text"><text:span text:style-name="T7"><text:s text:c="2"/>&lt;option value="rainy"&gt;Rainy&lt;/option&gt;</text:span></text:span></text:p>
      <text:p text:style-name="Preformatted_20_Text"><text:span text:style-name="Source_20_Text"><text:span text:style-name="T7"><text:s text:c="2"/>&lt;option value="snowing"&gt;Snowing&lt;/option&gt;</text:span></text:span></text:p>
      <text:p text:style-name="Preformatted_20_Text"><text:soft-page-break/><text:span text:style-name="Source_20_Text"><text:span text:style-name="T7"><text:s text:c="2"/>&lt;option value="overcast"&gt;Overcast&lt;/option&gt;</text:span></text:span></text:p>
      <text:p text:style-name="P6"><text:span text:style-name="Source_20_Text"><text:span text:style-name="T7">&lt;/select&gt;</text:span>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9:46:17.084831046</meta:creation-date>
    <dc:date>2020-02-14T10:49:26.005747841</dc:date>
    <meta:editing-duration>P11DT8H54M25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71" meta:word-count="611" meta:character-count="3345" meta:non-whitespace-character-count="2811"/>
  </office:meta>
</office:document-meta>
</file>